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8b5e" officeooo:paragraph-rsid="00118b5e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663333"/>
      <style:text-properties fo:font-size="12pt"/>
    </style:style>
    <style:style style:name="P5" style:family="paragraph">
      <loext:graphic-properties draw:fill-color="#b2b2b2"/>
    </style:style>
    <style:style style:name="P6" style:family="paragraph">
      <loext:graphic-properties draw:fill-color="#111111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ddddd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0.52cm" fo:min-width="10.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663333" draw:textarea-horizontal-align="justify" draw:textarea-vertical-align="middle" draw:auto-grow-height="false" fo:min-height="10.52cm" fo:min-width="10.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b2b2b2" draw:textarea-horizontal-align="justify" draw:textarea-vertical-align="middle" draw:auto-grow-height="false" fo:min-height="5.001cm" fo:min-width="1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b2b2b2" draw:textarea-horizontal-align="justify" draw:textarea-vertical-align="middle" draw:auto-grow-height="false" fo:min-height="4.001cm" fo:min-width="1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b2b2b2" draw:textarea-horizontal-align="justify" draw:textarea-vertical-align="middle" draw:auto-grow-height="false" fo:min-height="1cm" fo:min-width="2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-color="#111111" draw:textarea-horizontal-align="justify" draw:textarea-vertical-align="middle" draw:auto-grow-height="false" fo:min-height="1cm" fo:min-width="1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c0000" draw:fill-color="#ff9900" draw:textarea-horizontal-align="justify" draw:textarea-vertical-align="middle" draw:auto-grow-height="false" fo:min-height="1cm" fo:min-width="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ff00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905cm" fo:min-width="2.9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-color="#729fcf" draw:textarea-horizontal-align="justify" draw:textarea-vertical-align="middle" draw:auto-grow-height="false" fo:min-height="0.905cm" fo:min-width="2.9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0000" draw:textarea-horizontal-align="justify" draw:textarea-vertical-align="middle" draw:auto-grow-height="false" fo:min-height="0.905cm" fo:min-width="2.9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6.001cm" fo:min-width="10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cc0000" draw:fill-color="#dddddd" draw:textarea-horizontal-align="justify" draw:textarea-vertical-align="middle" draw:auto-grow-height="false" fo:min-height="1cm" fo:min-width="10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6.001cm" fo:min-width="3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-color="#dddddd" draw:textarea-horizontal-align="justify" draw:textarea-vertical-align="middle" draw:auto-grow-height="false" fo:min-height="1cm" fo:min-width="3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2" draw:style-name="gr1" draw:text-style-name="P2" svg:width="10.521cm" svg:height="10.521cm" svg:x="0.499cm" svg:y="0.048cm"><text:p/><draw:enhanced-geometry svg:viewBox="0 0 21600 21600" draw:type="rectangle" draw:enhanced-path="M 0 0 L 21600 0 21600 21600 0 21600 0 0 Z N"/></draw:custom-shape><draw:line text:anchor-type="paragraph" draw:z-index="1" draw:name="Forme3" draw:style-name="gr2" draw:text-style-name="P3" svg:x1="-0.707cm" svg:y1="10.998cm" svg:x2="26.002cm" svg:y2="10.998cm"><text:p/></draw:line><draw:line text:anchor-type="paragraph" draw:z-index="2" draw:name="Forme4" draw:style-name="gr2" draw:text-style-name="P3" svg:x1="1.215cm" svg:y1="0.078cm" svg:x2="1.215cm" svg:y2="10.598cm"><text:p/></draw:line><draw:line text:anchor-type="paragraph" draw:z-index="3" draw:name="Forme4" draw:style-name="gr2" draw:text-style-name="P3" svg:x1="4.216cm" svg:y1="0.078cm" svg:x2="4.216cm" svg:y2="10.598cm"><text:p/></draw:line><draw:line text:anchor-type="paragraph" draw:z-index="4" draw:name="Forme4" draw:style-name="gr2" draw:text-style-name="P3" svg:x1="7.216cm" svg:y1="0.078cm" svg:x2="7.216cm" svg:y2="10.598cm"><text:p/></draw:line><draw:line text:anchor-type="paragraph" draw:z-index="5" draw:name="Forme4" draw:style-name="gr2" draw:text-style-name="P3" svg:x1="10.216cm" svg:y1="0.078cm" svg:x2="10.216cm" svg:y2="10.598cm"><text:p/></draw:line><draw:line text:anchor-type="paragraph" draw:z-index="6" draw:name="Forme4" draw:style-name="gr2" draw:text-style-name="P3" svg:x1="9.216cm" svg:y1="0.078cm" svg:x2="9.216cm" svg:y2="10.598cm"><text:p/></draw:line><draw:line text:anchor-type="paragraph" draw:z-index="7" draw:name="Forme4" draw:style-name="gr2" draw:text-style-name="P3" svg:x1="8.216cm" svg:y1="0.078cm" svg:x2="8.216cm" svg:y2="10.598cm"><text:p/></draw:line><draw:line text:anchor-type="paragraph" draw:z-index="8" draw:name="Forme4" draw:style-name="gr2" draw:text-style-name="P3" svg:x1="6.216cm" svg:y1="0.078cm" svg:x2="6.216cm" svg:y2="10.598cm"><text:p/></draw:line><draw:line text:anchor-type="paragraph" draw:z-index="9" draw:name="Forme4" draw:style-name="gr2" draw:text-style-name="P3" svg:x1="5.216cm" svg:y1="0.078cm" svg:x2="5.216cm" svg:y2="10.598cm"><text:p/></draw:line><draw:line text:anchor-type="paragraph" draw:z-index="10" draw:name="Forme4" draw:style-name="gr2" draw:text-style-name="P3" svg:x1="3.216cm" svg:y1="0.078cm" svg:x2="3.216cm" svg:y2="10.598cm"><text:p/></draw:line><draw:line text:anchor-type="paragraph" draw:z-index="11" draw:name="Forme4" draw:style-name="gr2" draw:text-style-name="P3" svg:x1="2.215cm" svg:y1="0.078cm" svg:x2="2.215cm" svg:y2="10.598cm"><text:p/></draw:line><draw:line text:anchor-type="paragraph" draw:z-index="12" draw:name="Forme5" draw:style-name="gr2" draw:text-style-name="P3" svg:x1="0.499cm" svg:y1="0.998cm" svg:x2="11.019cm" svg:y2="0.998cm"><text:p/></draw:line><draw:line text:anchor-type="paragraph" draw:z-index="13" draw:name="Forme5" draw:style-name="gr2" draw:text-style-name="P3" svg:x1="0.499cm" svg:y1="1.998cm" svg:x2="11.019cm" svg:y2="1.998cm"><text:p/></draw:line><draw:line text:anchor-type="paragraph" draw:z-index="14" draw:name="Forme5" draw:style-name="gr2" draw:text-style-name="P3" svg:x1="0.499cm" svg:y1="1.998cm" svg:x2="11.019cm" svg:y2="1.998cm"><text:p/></draw:line><draw:line text:anchor-type="paragraph" draw:z-index="15" draw:name="Forme5" draw:style-name="gr2" draw:text-style-name="P3" svg:x1="0.499cm" svg:y1="2.999cm" svg:x2="11.019cm" svg:y2="2.999cm"><text:p/></draw:line><draw:line text:anchor-type="paragraph" draw:z-index="16" draw:name="Forme5" draw:style-name="gr2" draw:text-style-name="P3" svg:x1="0.499cm" svg:y1="3.999cm" svg:x2="11.019cm" svg:y2="3.999cm"><text:p/></draw:line><draw:line text:anchor-type="paragraph" draw:z-index="17" draw:name="Forme5" draw:style-name="gr2" draw:text-style-name="P3" svg:x1="0.499cm" svg:y1="4.999cm" svg:x2="11.019cm" svg:y2="4.999cm"><text:p/></draw:line><draw:line text:anchor-type="paragraph" draw:z-index="18" draw:name="Forme5" draw:style-name="gr2" draw:text-style-name="P3" svg:x1="0.499cm" svg:y1="5.999cm" svg:x2="11.019cm" svg:y2="5.999cm"><text:p/></draw:line><draw:line text:anchor-type="paragraph" draw:z-index="19" draw:name="Forme5" draw:style-name="gr2" draw:text-style-name="P3" svg:x1="0.499cm" svg:y1="6.999cm" svg:x2="11.019cm" svg:y2="6.999cm"><text:p/></draw:line><draw:line text:anchor-type="paragraph" draw:z-index="20" draw:name="Forme5" draw:style-name="gr2" draw:text-style-name="P3" svg:x1="0.499cm" svg:y1="7.999cm" svg:x2="11.019cm" svg:y2="7.999cm"><text:p/></draw:line><draw:line text:anchor-type="paragraph" draw:z-index="21" draw:name="Forme5" draw:style-name="gr2" draw:text-style-name="P3" svg:x1="0.499cm" svg:y1="8.999cm" svg:x2="11.019cm" svg:y2="8.999cm"><text:p/></draw:line><draw:line text:anchor-type="paragraph" draw:z-index="22" draw:name="Forme5" draw:style-name="gr2" draw:text-style-name="P3" svg:x1="0.499cm" svg:y1="9.999cm" svg:x2="11.019cm" svg:y2="9.999cm"><text:p/></draw:line><draw:custom-shape text:anchor-type="paragraph" draw:z-index="23" draw:name="Forme2" draw:style-name="gr3" draw:text-style-name="P4" svg:width="10.521cm" svg:height="10.521cm" svg:x="14.474cm" svg:y="0.048cm"><text:p/><draw:enhanced-geometry svg:viewBox="0 0 21600 21600" draw:type="rectangle" draw:enhanced-path="M 0 0 L 21600 0 21600 21600 0 21600 0 0 Z N"/></draw:custom-shape><draw:line text:anchor-type="paragraph" draw:z-index="24" draw:name="Forme1" draw:style-name="gr4" draw:text-style-name="P3" svg:x1="14.474cm" svg:y1="0.998cm" svg:x2="24.994cm" svg:y2="0.998cm"><text:p/></draw:line><draw:line text:anchor-type="paragraph" draw:z-index="25" draw:name="Forme1" draw:style-name="gr4" draw:text-style-name="P3" svg:x1="14.474cm" svg:y1="1.998cm" svg:x2="24.994cm" svg:y2="1.998cm"><text:p/></draw:line><draw:line text:anchor-type="paragraph" draw:z-index="26" draw:name="Forme1" draw:style-name="gr4" draw:text-style-name="P3" svg:x1="14.474cm" svg:y1="2.999cm" svg:x2="24.994cm" svg:y2="2.999cm"><text:p/></draw:line><draw:line text:anchor-type="paragraph" draw:z-index="27" draw:name="Forme1" draw:style-name="gr4" draw:text-style-name="P3" svg:x1="14.474cm" svg:y1="3.999cm" svg:x2="24.994cm" svg:y2="3.999cm"><text:p/></draw:line><draw:line text:anchor-type="paragraph" draw:z-index="28" draw:name="Forme1" draw:style-name="gr4" draw:text-style-name="P3" svg:x1="14.474cm" svg:y1="4.999cm" svg:x2="24.994cm" svg:y2="4.999cm"><text:p/></draw:line><draw:line text:anchor-type="paragraph" draw:z-index="29" draw:name="Forme1" draw:style-name="gr4" draw:text-style-name="P3" svg:x1="14.474cm" svg:y1="5.999cm" svg:x2="24.994cm" svg:y2="5.999cm"><text:p/></draw:line><draw:line text:anchor-type="paragraph" draw:z-index="30" draw:name="Forme1" draw:style-name="gr4" draw:text-style-name="P3" svg:x1="14.474cm" svg:y1="6.999cm" svg:x2="24.994cm" svg:y2="6.999cm"><text:p/></draw:line><draw:line text:anchor-type="paragraph" draw:z-index="31" draw:name="Forme1" draw:style-name="gr4" draw:text-style-name="P3" svg:x1="14.474cm" svg:y1="7.999cm" svg:x2="24.994cm" svg:y2="7.999cm"><text:p/></draw:line><draw:line text:anchor-type="paragraph" draw:z-index="32" draw:name="Forme1" draw:style-name="gr4" draw:text-style-name="P3" svg:x1="14.474cm" svg:y1="8.999cm" svg:x2="24.994cm" svg:y2="8.999cm"><text:p/></draw:line><draw:line text:anchor-type="paragraph" draw:z-index="33" draw:name="Forme1" draw:style-name="gr4" draw:text-style-name="P3" svg:x1="14.474cm" svg:y1="9.999cm" svg:x2="24.994cm" svg:y2="9.999cm"><text:p/></draw:line><draw:line text:anchor-type="paragraph" draw:z-index="34" draw:name="Forme6" draw:style-name="gr4" draw:text-style-name="P3" svg:x1="15.238cm" svg:y1="0.048cm" svg:x2="15.238cm" svg:y2="10.568cm"><text:p/></draw:line><draw:line text:anchor-type="paragraph" draw:z-index="35" draw:name="Forme6" draw:style-name="gr4" draw:text-style-name="P3" svg:x1="16.238cm" svg:y1="0.048cm" svg:x2="16.238cm" svg:y2="10.568cm"><text:p/></draw:line><draw:line text:anchor-type="paragraph" draw:z-index="36" draw:name="Forme6" draw:style-name="gr4" draw:text-style-name="P3" svg:x1="17.238cm" svg:y1="0.048cm" svg:x2="17.238cm" svg:y2="10.568cm"><text:p/></draw:line><draw:line text:anchor-type="paragraph" draw:z-index="37" draw:name="Forme6" draw:style-name="gr4" draw:text-style-name="P3" svg:x1="18.239cm" svg:y1="0.048cm" svg:x2="18.239cm" svg:y2="10.568cm"><text:p/></draw:line><draw:line text:anchor-type="paragraph" draw:z-index="38" draw:name="Forme6" draw:style-name="gr4" draw:text-style-name="P3" svg:x1="19.239cm" svg:y1="0.048cm" svg:x2="19.239cm" svg:y2="10.568cm"><text:p/></draw:line><draw:line text:anchor-type="paragraph" draw:z-index="39" draw:name="Forme6" draw:style-name="gr4" draw:text-style-name="P3" svg:x1="20.239cm" svg:y1="0.048cm" svg:x2="20.239cm" svg:y2="10.568cm"><text:p/></draw:line><draw:line text:anchor-type="paragraph" draw:z-index="40" draw:name="Forme6" draw:style-name="gr4" draw:text-style-name="P3" svg:x1="21.239cm" svg:y1="0.048cm" svg:x2="21.239cm" svg:y2="10.568cm"><text:p/></draw:line><draw:line text:anchor-type="paragraph" draw:z-index="41" draw:name="Forme6" draw:style-name="gr4" draw:text-style-name="P3" svg:x1="22.239cm" svg:y1="0.048cm" svg:x2="22.239cm" svg:y2="10.568cm"><text:p/></draw:line><draw:line text:anchor-type="paragraph" draw:z-index="42" draw:name="Forme6" draw:style-name="gr4" draw:text-style-name="P3" svg:x1="23.239cm" svg:y1="0.048cm" svg:x2="23.239cm" svg:y2="10.568cm"><text:p/></draw:line><draw:line text:anchor-type="paragraph" draw:z-index="43" draw:name="Forme6" draw:style-name="gr4" draw:text-style-name="P3" svg:x1="24.239cm" svg:y1="0.048cm" svg:x2="24.239cm" svg:y2="10.568cm"><text:p/></draw:line><draw:line text:anchor-type="paragraph" draw:z-index="44" draw:name="Forme6" draw:style-name="gr4" draw:text-style-name="P3" svg:x1="15.238cm" svg:y1="0.048cm" svg:x2="15.238cm" svg:y2="10.568cm"><text:p/></draw:line><draw:custom-shape text:anchor-type="paragraph" draw:z-index="45" draw:name="Forme7" draw:style-name="gr5" draw:text-style-name="P5" svg:width="1.022cm" svg:height="5.001cm" svg:x="2.215cm" svg:y="1.998cm"><text:p/><draw:enhanced-geometry svg:viewBox="0 0 21600 21600" draw:type="rectangle" draw:enhanced-path="M 0 0 L 21600 0 21600 21600 0 21600 0 0 Z N"/></draw:custom-shape><draw:custom-shape text:anchor-type="paragraph" draw:z-index="46" draw:name="Forme7" draw:style-name="gr6" draw:text-style-name="P5" svg:width="1.022cm" svg:height="4.001cm" svg:x="5.216cm" svg:y="4.999cm"><text:p/><draw:enhanced-geometry svg:viewBox="0 0 21600 21600" draw:type="rectangle" draw:enhanced-path="M 0 0 L 21600 0 21600 21600 0 21600 0 0 Z N"/></draw:custom-shape><draw:custom-shape text:anchor-type="paragraph" draw:z-index="47" draw:name="Forme7" draw:style-name="gr7" draw:text-style-name="P5" svg:width="2.022cm" svg:height="1.001cm" svg:x="5.216cm" svg:y="1.998cm"><text:p/><draw:enhanced-geometry svg:viewBox="0 0 21600 21600" draw:type="rectangle" draw:enhanced-path="M 0 0 L 21600 0 21600 21600 0 21600 0 0 Z N"/></draw:custom-shape><draw:custom-shape text:anchor-type="paragraph" draw:z-index="48" draw:name="Forme7" draw:style-name="gr8" draw:text-style-name="P6" svg:width="1.022cm" svg:height="1.001cm" svg:x="8.216cm" svg:y="0.998cm"><text:p/><draw:enhanced-geometry svg:viewBox="0 0 21600 21600" draw:type="rectangle" draw:enhanced-path="M 0 0 L 21600 0 21600 21600 0 21600 0 0 Z N"/></draw:custom-shape><draw:line text:anchor-type="paragraph" draw:z-index="49" draw:name="Forme8" draw:style-name="gr4" draw:text-style-name="P3" svg:x1="5.216cm" svg:y1="4.999cm" svg:x2="6.237cm" svg:y2="6.02cm"><text:p/></draw:line><draw:line text:anchor-type="paragraph" draw:z-index="50" draw:name="Forme9" draw:style-name="gr4" draw:text-style-name="P3" svg:x1="6.216cm" svg:y1="4.999cm" svg:x2="5.216cm" svg:y2="5.999cm"><text:p/></draw:line><draw:line text:anchor-type="paragraph" draw:z-index="51" draw:name="Forme10" draw:style-name="gr4" draw:text-style-name="P3" svg:x1="5.216cm" svg:y1="5.999cm" svg:x2="6.237cm" svg:y2="5.999cm"><text:p/></draw:line><draw:line text:anchor-type="paragraph" draw:z-index="52" draw:name="Forme10" draw:style-name="gr4" draw:text-style-name="P3" svg:x1="5.216cm" svg:y1="4.999cm" svg:x2="6.237cm" svg:y2="4.999cm"><text:p/></draw:line><draw:line text:anchor-type="paragraph" draw:z-index="53" draw:name="Forme11" draw:style-name="gr9" draw:text-style-name="P3" svg:x1="6.242cm" svg:y1="4.999cm" svg:x2="6.242cm" svg:y2="5.999cm"><text:p/></draw:line><draw:line text:anchor-type="paragraph" draw:z-index="54" draw:name="Forme11" draw:style-name="gr9" draw:text-style-name="P3" svg:x1="5.216cm" svg:y1="4.999cm" svg:x2="5.216cm" svg:y2="5.999cm"><text:p/></draw:line><draw:custom-shape text:anchor-type="paragraph" draw:z-index="55" draw:name="Forme12" draw:style-name="gr10" draw:text-style-name="P7" svg:width="1.001cm" svg:height="1.001cm" svg:x="17.238cm" svg:y="3.999cm"><text:p/><draw:enhanced-geometry svg:viewBox="0 0 21600 21600" draw:type="rectangle" draw:enhanced-path="M 0 0 L 21600 0 21600 21600 0 21600 0 0 Z N"/></draw:custom-shape><draw:custom-shape text:anchor-type="paragraph" draw:z-index="56" draw:name="Forme13" draw:style-name="gr11" draw:text-style-name="P3" svg:width="1.001cm" svg:height="1.001cm" svg:x="8.237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e13" draw:style-name="gr12" draw:text-style-name="P8" svg:width="1.001cm" svg:height="1.001cm" svg:x="20.239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e12" draw:style-name="gr10" draw:text-style-name="P7" svg:width="1.001cm" svg:height="1.001cm" svg:x="17.238cm" svg:y="2.999cm"><text:p/><draw:enhanced-geometry svg:viewBox="0 0 21600 21600" draw:type="rectangle" draw:enhanced-path="M 0 0 L 21600 0 21600 21600 0 21600 0 0 Z N"/></draw:custom-shape><draw:custom-shape text:anchor-type="paragraph" draw:z-index="59" draw:name="Forme12" draw:style-name="gr10" draw:text-style-name="P7" svg:width="1.001cm" svg:height="1.001cm" svg:x="17.238cm" svg:y="3.999cm"><text:p/><draw:enhanced-geometry svg:viewBox="0 0 21600 21600" draw:type="rectangle" draw:enhanced-path="M 0 0 L 21600 0 21600 21600 0 21600 0 0 Z N"/></draw:custom-shape><draw:custom-shape text:anchor-type="paragraph" draw:z-index="60" draw:name="Forme14" draw:style-name="gr13" draw:text-style-name="P9" svg:width="3.001cm" svg:height="1.001cm" svg:x="11.238cm" svg:y="1.499cm"><text:p text:style-name="P3">Touché :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Forme14" draw:style-name="gr14" draw:text-style-name="P10" svg:width="3.001cm" svg:height="1.001cm" svg:x="11.238cm" svg:y="0.499cm"><text:p text:style-name="P3">Ble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name="Forme14" draw:style-name="gr13" draw:text-style-name="P9" svg:width="3.001cm" svg:height="1.001cm" svg:x="11.238cm" svg:y="2.499cm"><text:p text:style-name="P3">Loupé: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e7" draw:style-name="gr8" draw:text-style-name="P6" svg:width="1.022cm" svg:height="1.001cm" svg:x="18.217cm" svg:y="0.998cm"><text:p/><draw:enhanced-geometry svg:viewBox="0 0 21600 21600" draw:type="rectangle" draw:enhanced-path="M 0 0 L 21600 0 21600 21600 0 21600 0 0 Z N"/></draw:custom-shape><draw:custom-shape text:anchor-type="paragraph" draw:z-index="64" draw:name="Forme7" draw:style-name="gr8" draw:text-style-name="P6" svg:width="1.022cm" svg:height="1.001cm" svg:x="19.239cm" svg:y="0.998cm"><text:p/><draw:enhanced-geometry svg:viewBox="0 0 21600 21600" draw:type="rectangle" draw:enhanced-path="M 0 0 L 21600 0 21600 21600 0 21600 0 0 Z N"/></draw:custom-shape><draw:custom-shape text:anchor-type="paragraph" draw:z-index="65" draw:name="Forme7" draw:style-name="gr8" draw:text-style-name="P6" svg:width="1.022cm" svg:height="1.001cm" svg:x="20.239cm" svg:y="0.998cm"><text:p/><draw:enhanced-geometry svg:viewBox="0 0 21600 21600" draw:type="rectangle" draw:enhanced-path="M 0 0 L 21600 0 21600 21600 0 21600 0 0 Z N"/></draw:custom-shape><draw:custom-shape text:anchor-type="paragraph" draw:z-index="66" draw:name="Forme14" draw:style-name="gr13" draw:text-style-name="P9" svg:width="3.001cm" svg:height="1.001cm" svg:x="11.238cm" svg:y="3.5cm"><text:p text:style-name="P3">Coulé :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Forme14" draw:style-name="gr15" draw:text-style-name="P8" svg:width="3.001cm" svg:height="1.001cm" svg:x="11.238cm" svg:y="5.5cm"><text:p text:style-name="P3">Rou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Forme14" draw:style-name="gr13" draw:text-style-name="P9" svg:width="3.001cm" svg:height="1.001cm" svg:x="11.238cm" svg:y="6.5cm"><text:p text:style-name="P3">Touché :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Forme14" draw:style-name="gr13" draw:text-style-name="P9" svg:width="3.001cm" svg:height="1.001cm" svg:x="11.238cm" svg:y="7.5cm"><text:p text:style-name="P3">Loupé :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name="Forme14" draw:style-name="gr13" draw:text-style-name="P9" svg:width="3.001cm" svg:height="1.001cm" svg:x="11.238cm" svg:y="8.5cm"><text:p text:style-name="P3">Coulé :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1" draw:name="Forme15" draw:style-name="gr16" draw:text-style-name="P11" svg:width="10.501cm" svg:height="6.002cm" svg:x="0.238cm" svg:y="11.501cm"><text:p/><draw:enhanced-geometry svg:viewBox="0 0 21600 21600" draw:type="rectangle" draw:enhanced-path="M 0 0 L 21600 0 21600 21600 0 21600 0 0 Z N"/></draw:custom-shape><draw:line text:anchor-type="paragraph" draw:z-index="73" draw:name="Forme16" draw:style-name="gr18" draw:text-style-name="P3" svg:x1="4.738cm" svg:y1="11.501cm" svg:x2="4.738cm" svg:y2="17.502cm"><text:p/></draw:line><draw:line text:anchor-type="paragraph" draw:z-index="74" draw:name="Forme17" draw:style-name="gr18" draw:text-style-name="P3" svg:x1="0.238cm" svg:y1="12.501cm" svg:x2="10.738cm" svg:y2="12.501cm"><text:p/></draw:line><draw:line text:anchor-type="paragraph" draw:z-index="75" draw:name="Forme18" draw:style-name="gr18" draw:text-style-name="P3" svg:x1="7.738cm" svg:y1="11.501cm" svg:x2="7.738cm" svg:y2="17.502cm"><text:p/></draw:line><draw:line text:anchor-type="paragraph" draw:z-index="76" draw:name="Forme17" draw:style-name="gr18" draw:text-style-name="P3" svg:x1="0.238cm" svg:y1="13.501cm" svg:x2="10.738cm" svg:y2="13.501cm"><text:p/></draw:line><draw:line text:anchor-type="paragraph" draw:z-index="77" draw:name="Forme17" draw:style-name="gr18" draw:text-style-name="P3" svg:x1="0.238cm" svg:y1="14.501cm" svg:x2="10.738cm" svg:y2="14.501cm"><text:p/></draw:line><draw:line text:anchor-type="paragraph" draw:z-index="78" draw:name="Forme17" draw:style-name="gr18" draw:text-style-name="P3" svg:x1="0.238cm" svg:y1="15.501cm" svg:x2="10.738cm" svg:y2="15.501cm"><text:p/></draw:line><draw:line text:anchor-type="paragraph" draw:z-index="79" draw:name="Forme17" draw:style-name="gr18" draw:text-style-name="P3" svg:x1="0.238cm" svg:y1="16.501cm" svg:x2="10.738cm" svg:y2="16.501cm"><text:p/></draw:line><draw:custom-shape text:anchor-type="paragraph" draw:z-index="72" draw:name="Forme19" draw:style-name="gr17" draw:text-style-name="P12" svg:width="10.501cm" svg:height="1.001cm" svg:x="0.238cm" svg:y="11.501cm"><text:p/><draw:enhanced-geometry svg:viewBox="0 0 21600 21600" draw:type="rectangle" draw:enhanced-path="M 0 0 L 21600 0 21600 21600 0 21600 0 0 Z N"/></draw:custom-shape><draw:frame text:anchor-type="paragraph" draw:z-index="80" draw:name="Forme20" draw:style-name="gr19" draw:text-style-name="P13" svg:width="3.5cm" svg:height="1.001cm" svg:x="0.737cm" svg:y="11.501cm"><draw:text-box><text:p text:style-name="P3">Navire</text:p><text:p text:style-name="P3"/></draw:text-box></draw:frame><draw:frame text:anchor-type="paragraph" draw:z-index="81" draw:name="Forme20" draw:style-name="gr19" draw:text-style-name="P13" svg:width="3.001cm" svg:height="1.001cm" svg:x="4.738cm" svg:y="11.501cm"><draw:text-box><text:p text:style-name="P3">Attaquant</text:p><text:p text:style-name="P3"/></draw:text-box></draw:frame><draw:frame text:anchor-type="paragraph" draw:z-index="82" draw:name="Forme20" draw:style-name="gr19" draw:text-style-name="P13" svg:width="3.001cm" svg:height="1.001cm" svg:x="7.738cm" svg:y="11.501cm"><draw:text-box><text:p text:style-name="P3">Défenseur</text:p><text:p text:style-name="P3"/></draw:text-box></draw:frame><draw:line text:anchor-type="paragraph" draw:z-index="83" draw:name="Forme17" draw:style-name="gr18" draw:text-style-name="P3" svg:x1="0.238cm" svg:y1="12.501cm" svg:x2="10.738cm" svg:y2="12.501cm"><text:p/></draw:line><draw:line text:anchor-type="paragraph" draw:z-index="84" draw:name="Forme17" draw:style-name="gr18" draw:text-style-name="P3" svg:x1="0.238cm" svg:y1="13.501cm" svg:x2="10.738cm" svg:y2="13.501cm"><text:p/></draw:line><draw:line text:anchor-type="paragraph" draw:z-index="85" draw:name="Forme17" draw:style-name="gr18" draw:text-style-name="P3" svg:x1="0.238cm" svg:y1="14.501cm" svg:x2="10.738cm" svg:y2="14.501cm"><text:p/></draw:line><draw:line text:anchor-type="paragraph" draw:z-index="86" draw:name="Forme17" draw:style-name="gr18" draw:text-style-name="P3" svg:x1="0.238cm" svg:y1="15.501cm" svg:x2="10.738cm" svg:y2="15.501cm"><text:p/></draw:line><draw:line text:anchor-type="paragraph" draw:z-index="87" draw:name="Forme17" draw:style-name="gr18" draw:text-style-name="P3" svg:x1="0.238cm" svg:y1="16.501cm" svg:x2="10.738cm" svg:y2="16.501cm"><text:p/></draw:line><draw:custom-shape text:anchor-type="paragraph" draw:z-index="88" draw:name="Forme21" draw:style-name="gr20" draw:text-style-name="P11" svg:width="3.502cm" svg:height="6.002cm" svg:x="20.74cm" svg:y="11.501cm"><text:p/><draw:enhanced-geometry svg:viewBox="0 0 21600 21600" draw:type="rectangle" draw:enhanced-path="M 0 0 L 21600 0 21600 21600 0 21600 0 0 Z N"/></draw:custom-shape><draw:line text:anchor-type="paragraph" draw:z-index="89" draw:name="Forme22" draw:style-name="gr18" draw:text-style-name="P3" svg:x1="20.74cm" svg:y1="12.501cm" svg:x2="24.241cm" svg:y2="12.501cm"><text:p/></draw:line><draw:custom-shape text:anchor-type="paragraph" draw:z-index="90" draw:name="Forme23" draw:style-name="gr21" draw:text-style-name="P14" svg:width="3.502cm" svg:height="1.001cm" svg:x="20.74cm" svg:y="11.501cm"><text:p text:style-name="P3">Disponible</text:p><draw:enhanced-geometry svg:viewBox="0 0 21600 21600" draw:type="rectangle" draw:enhanced-path="M 0 0 L 21600 0 21600 21600 0 21600 0 0 Z N"/></draw:custom-shape><draw:line text:anchor-type="paragraph" draw:z-index="91" draw:name="Forme24" draw:style-name="gr18" draw:text-style-name="P3" svg:x1="20.74cm" svg:y1="13.501cm" svg:x2="24.241cm" svg:y2="13.501cm"><text:p/></draw:line><draw:line text:anchor-type="paragraph" draw:z-index="92" draw:name="Forme24" draw:style-name="gr18" draw:text-style-name="P3" svg:x1="20.74cm" svg:y1="14.501cm" svg:x2="24.241cm" svg:y2="14.501cm"><text:p/></draw:line><draw:line text:anchor-type="paragraph" draw:z-index="93" draw:name="Forme24" draw:style-name="gr18" draw:text-style-name="P3" svg:x1="20.74cm" svg:y1="15.501cm" svg:x2="24.241cm" svg:y2="15.501cm"><text:p/></draw:line><draw:line text:anchor-type="paragraph" draw:z-index="94" draw:name="Forme24" draw:style-name="gr18" draw:text-style-name="P3" svg:x1="20.74cm" svg:y1="16.501cm" svg:x2="24.241cm" svg:y2="16.501cm"><text:p/></draw:line><draw:line text:anchor-type="paragraph" draw:z-index="95" draw:name="Forme24" draw:style-name="gr18" draw:text-style-name="P3" svg:x1="20.74cm" svg:y1="13.501cm" svg:x2="24.241cm" svg:y2="13.501cm"><text:p/></draw:line><draw:line text:anchor-type="paragraph" draw:z-index="96" draw:name="Forme25" draw:style-name="gr18" draw:text-style-name="P3" svg:x1="22.514cm" svg:y1="12.501cm" svg:x2="22.514cm" svg:y2="17.50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02:20.777374326</meta:creation-date>
    <meta:editing-duration>PT1M20S</meta:editing-duration>
    <meta:editing-cycles>2</meta:editing-cycles>
    <meta:generator>LibreOffice/5.1.6.2$Linux_X86_64 LibreOffice_project/10m0$Build-2</meta:generator>
    <dc:date>2018-03-16T16:37:41.56123327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